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ersonalDetails = {'FirstName':'James', 'LastName':'Ouko', 'Age':'22','PhoneNumber':'0722123456','Email':'student@gmail.com'}</text:p>
      <text:p text:style-name="Standard"># print(personalDetails)</text:p>
      <text:p text:style-name="Standard"/>
      <text:p text:style-name="Standard">personalDetails.update({'Age':'55'})</text:p>
      <text:p text:style-name="Standard">print(personalDetails)</text:p>
      <text:p text:style-name="Standard">print(personalDetails['LastName'])</text:p>
      <text:p text:style-name="Standard">print(len(personalDetails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7:12:14.834782118</meta:creation-date>
    <dc:date>2022-07-29T17:12:43.121888944</dc:date>
    <meta:editing-duration>PT28S</meta:editing-duration>
    <meta:editing-cycles>1</meta:editing-cycles>
    <meta:document-statistic meta:table-count="0" meta:image-count="0" meta:object-count="0" meta:page-count="1" meta:paragraph-count="6" meta:word-count="11" meta:character-count="268" meta:non-whitespace-character-count="263"/>
    <meta:generator>LibreOffice/7.3.4.2$Linux_X86_64 LibreOffice_project/30$Build-2</meta:generator>
  </office:meta>
</office:document-meta>
</file>